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opacity="50%" draw:opacity-name="" draw:textarea-horizontal-align="justify" draw:textarea-vertical-align="middle" draw:auto-grow-height="false" fo:min-height="17.403cm" fo:min-width="36.711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6.862cm" fo:min-width="4.834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0.512cm" fo:min-width="1.151cm"/>
      <style:paragraph-properties style:writing-mode="lr-tb"/>
    </style:style>
    <style:style style:name="gr6" style:family="graphic" style:parent-style-name="standard">
      <style:graphic-properties svg:stroke-color="#000000" draw:fill-color="#dddddd" draw:textarea-horizontal-align="justify" draw:textarea-vertical-align="top" draw:auto-grow-height="false" fo:min-height="3.174cm" fo:min-width="10.634cm"/>
      <style:paragraph-properties style:writing-mode="lr-tb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0.898cm" fo:min-width="1.913cm"/>
      <style:paragraph-properties style:writing-mode="lr-tb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898cm" fo:min-width="2.95cm"/>
      <style:paragraph-properties style:writing-mode="lr-tb"/>
    </style:style>
    <style:style style:name="gr9" style:family="graphic" style:parent-style-name="standard">
      <style:graphic-properties svg:stroke-color="#000000" draw:fill-color="#dddddd" draw:textarea-horizontal-align="justify" draw:textarea-vertical-align="top" draw:auto-grow-height="false" fo:min-height="3.174cm" fo:min-width="9.66cm"/>
      <style:paragraph-properties style:writing-mode="lr-tb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0.512cm" fo:min-width="2.04cm"/>
      <style:paragraph-properties style:writing-mode="lr-tb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0.898cm" fo:min-width="2.823cm"/>
      <style:paragraph-properties style:writing-mode="lr-tb"/>
    </style:style>
    <style:style style:name="gr12" style:family="graphic" style:parent-style-name="standard">
      <style:graphic-properties svg:stroke-color="#000000" draw:fill-color="#dddddd" draw:textarea-horizontal-align="justify" draw:textarea-vertical-align="top" draw:auto-grow-height="false" fo:min-height="4.605cm" fo:min-width="9.787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898cm" fo:min-width="1.221cm"/>
      <style:paragraph-properties style:writing-mode="lr-tb"/>
    </style:style>
    <style:style style:name="gr14" style:family="graphic" style:parent-style-name="standard">
      <style:graphic-properties svg:stroke-color="#000000" draw:fill-color="#dddddd" draw:textarea-horizontal-align="justify" draw:textarea-vertical-align="top" draw:auto-grow-height="false" fo:min-height="4.436cm" fo:min-width="9.787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666666" draw:textarea-horizontal-align="justify" draw:textarea-vertical-align="middle" draw:auto-grow-height="false" fo:min-height="1.719cm" fo:min-width="2.056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666666" draw:textarea-horizontal-align="justify" draw:textarea-vertical-align="middle" draw:auto-grow-height="false" fo:min-height="1.667cm" fo:min-width="2.004cm" fo:padding-top="0.151cm" fo:padding-bottom="0.151cm" fo:padding-left="0.276cm" fo:padding-right="0.276cm"/>
    </style:style>
    <style:style style:name="P1" style:family="paragraph">
      <loext:graphic-properties draw:fill-color="#ffffff" draw:opacity="5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dddddd"/>
      <style:paragraph-properties fo:text-align="star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style:font-name="DejaVu Sans Mono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DejaVu Sans Mono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eeeeee"/>
      <style:paragraph-properties fo:text-align="center"/>
      <style:text-properties style:font-name="DejaVu Sans Mono" fo:font-size="12pt" style:font-size-asian="12pt" style:font-size-complex="12pt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-color="#666666"/>
      <style:paragraph-properties fo:text-align="center"/>
    </style:style>
    <style:style style:name="T1" style:family="text">
      <style:text-properties style:font-name="DejaVu Sans Mono" fo:font-size="14pt" style:font-size-asian="14pt" style:font-size-complex="14pt"/>
    </style:style>
    <style:style style:name="T2" style:family="text">
      <style:text-properties style:font-name="DejaVu Sans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211cm" svg:height="17.653cm" svg:x="0.381cm" svg:y="0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34cm" svg:height="7.112cm" svg:x="2.832cm" svg:y="0.915cm">
          <text:p text:style-name="P2">Aux Port 1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43cm" svg:y1="3.155cm" svg:x2="2.832cm" svg:y2="3.155cm">
          <text:p/>
        </draw:line>
        <draw:line draw:style-name="gr3" draw:text-style-name="P4" draw:layer="layout" svg:x1="1.944cm" svg:y1="3.855cm" svg:x2="2.833cm" svg:y2="3.855cm">
          <text:p/>
        </draw:line>
        <draw:line draw:style-name="gr3" draw:text-style-name="P4" draw:layer="layout" svg:x1="1.944cm" svg:y1="5.655cm" svg:x2="2.833cm" svg:y2="5.655cm">
          <text:p/>
        </draw:line>
        <draw:frame draw:style-name="gr4" draw:text-style-name="P6" draw:layer="layout" svg:width="2.286cm" svg:height="1.016cm" svg:x="1.054cm" svg:y="2.439cm">
          <draw:text-box>
            <text:p text:style-name="P5"><text:span text:style-name="T1">Pin 1</text:span></text:p>
          </draw:text-box>
        </draw:frame>
        <draw:frame draw:style-name="gr4" draw:text-style-name="P6" draw:layer="layout" svg:width="2.286cm" svg:height="1.016cm" svg:x="1.054cm" svg:y="3.139cm">
          <draw:text-box>
            <text:p text:style-name="P5"><text:span text:style-name="T1">P</text:span><text:span text:style-name="T1">i</text:span><text:span text:style-name="T1">n </text:span><text:span text:style-name="T1">2</text:span></text:p>
          </draw:text-box>
        </draw:frame>
        <draw:frame draw:style-name="gr4" draw:text-style-name="P6" draw:layer="layout" svg:width="2.286cm" svg:height="1.016cm" svg:x="1.545cm" svg:y="4.139cm">
          <draw:text-box>
            <text:p text:style-name="P5"><text:span text:style-name="T1">.</text:span><text:span text:style-name="T1">.</text:span><text:span text:style-name="T1">.</text:span></text:p>
          </draw:text-box>
        </draw:frame>
        <draw:frame draw:style-name="gr4" draw:text-style-name="P6" draw:layer="layout" svg:width="2.286cm" svg:height="1.016cm" svg:x="1.054cm" svg:y="4.939cm">
          <draw:text-box>
            <text:p text:style-name="P5"><text:span text:style-name="T1">P</text:span><text:span text:style-name="T1">i</text:span><text:span text:style-name="T1">n </text:span><text:span text:style-name="T1">N</text:span></text:p>
          </draw:text-box>
        </draw:frame>
        <draw:custom-shape draw:style-name="gr5" draw:text-style-name="P8" draw:layer="layout" svg:width="1.651cm" svg:height="0.762cm" svg:x="6.388cm" svg:y="4.12cm">
          <text:p text:style-name="P7"><text:span text:style-name="T2">Hal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651cm" svg:height="0.762cm" svg:x="6.388cm" svg:y="3.12cm">
          <text:p text:style-name="P7"><text:span text:style-name="T2">I2C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651cm" svg:height="0.762cm" svg:x="6.388cm" svg:y="2.12cm">
          <text:p text:style-name="P7"><text:span text:style-name="T2">UAR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651cm" svg:height="0.762cm" svg:x="6.388cm" svg:y="5.12cm">
          <text:p text:style-name="P7"><text:span text:style-name="T2">Qua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651cm" svg:height="0.762cm" svg:x="6.388cm" svg:y="6.12cm">
          <text:p text:style-name="P7"><text:span text:style-name="T2">Sine/C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651cm" svg:height="0.762cm" svg:x="6.388cm" svg:y="1.12cm">
          <text:p text:style-name="P7"><text:span text:style-name="T2">SP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651cm" svg:height="0.762cm" svg:x="6.388cm" svg:y="7.12cm">
          <text:p text:style-name="P7"><text:span text:style-name="T2">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1.134cm" svg:height="3.424cm" svg:x="11.906cm" svg:y="1.791cm">
          <text:p text:style-name="P7">Source 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413cm" svg:height="1.148cm" svg:x="12.318cm" svg:y="3.31cm">
          <text:p text:style-name="P7"><text:span text:style-name="T2">Offset /</text:span><text:span text:style-name="T2"><text:line-break/></text:span><text:span text:style-name="T2">Sig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45cm" svg:height="1.148cm" svg:x="15.218cm" svg:y="3.31cm">
          <text:p text:style-name="P7"><text:span text:style-name="T2">Eccentricity</text:span></text:p>
          <text:p text:style-name="P7"><text:span text:style-name="T2">Compen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45cm" svg:height="1.148cm" svg:x="19.118cm" svg:y="3.31cm">
          <text:p text:style-name="P7"><text:span text:style-name="T2">Low Pass</text:span></text:p>
          <text:p text:style-name="P7"><text:span text:style-name="T2">PLL Filt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0.16cm" svg:height="3.424cm" svg:x="26.749cm" svg:y="0.639cm">
          <text:p text:style-name="P7">Output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4cm" svg:height="0.762cm" svg:x="27.003cm" svg:y="1.855cm">
          <text:p text:style-name="P7"><text:span text:style-name="T2">Bas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4cm" svg:height="0.762cm" svg:x="27.003cm" svg:y="2.855cm">
          <text:p text:style-name="P7"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413cm" svg:height="1.148cm" svg:x="30.151cm" svg:y="1.858cm">
          <text:p text:style-name="P7"><text:span text:style-name="T2">Offset /</text:span><text:span text:style-name="T2"><text:line-break/></text:span><text:span text:style-name="T2">Sig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323cm" svg:height="1.148cm" svg:x="33.151cm" svg:y="1.858cm">
          <text:p text:style-name="P7"><text:span text:style-name="T2">Rotor/Output</text:span></text:p>
          <text:p text:style-name="P7"><text:span text:style-name="T2">Ratio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0.287cm" svg:height="4.855cm" svg:x="26.749cm" svg:y="5.839cm">
          <text:p text:style-name="P7">Commu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323cm" svg:height="1.148cm" svg:x="27.151cm" svg:y="7.958cm">
          <text:p text:style-name="P7"><text:span text:style-name="T2">Pole </text:span><text:span text:style-name="T2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1.721cm" svg:height="1.148cm" svg:x="31.051cm" svg:y="7.958cm">
          <text:p text:style-name="P7"><text:span text:style-name="T2">Sig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323cm" svg:height="1.148cm" svg:x="33.351cm" svg:y="7.158cm">
          <text:p text:style-name="P7"><text:span text:style-name="T2">Theta</text:span></text:p>
          <text:p text:style-name="P7"><text:span text:style-name="T2">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334cm" svg:height="7.112cm" svg:x="2.832cm" svg:y="9.805cm">
          <text:p text:style-name="P2">Aux Port 2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943cm" svg:y1="12.045cm" svg:x2="2.832cm" svg:y2="12.045cm">
          <text:p/>
        </draw:line>
        <draw:line draw:style-name="gr3" draw:text-style-name="P4" draw:layer="layout" svg:x1="1.944cm" svg:y1="12.745cm" svg:x2="2.833cm" svg:y2="12.745cm">
          <text:p/>
        </draw:line>
        <draw:line draw:style-name="gr3" draw:text-style-name="P4" draw:layer="layout" svg:x1="1.944cm" svg:y1="14.545cm" svg:x2="2.833cm" svg:y2="14.545cm">
          <text:p/>
        </draw:line>
        <draw:frame draw:style-name="gr4" draw:text-style-name="P6" draw:layer="layout" svg:width="2.286cm" svg:height="1.016cm" svg:x="1.054cm" svg:y="11.329cm">
          <draw:text-box>
            <text:p text:style-name="P5"><text:span text:style-name="T1">Pin 1</text:span></text:p>
          </draw:text-box>
        </draw:frame>
        <draw:frame draw:style-name="gr4" draw:text-style-name="P6" draw:layer="layout" svg:width="2.286cm" svg:height="1.016cm" svg:x="1.054cm" svg:y="12.029cm">
          <draw:text-box>
            <text:p text:style-name="P5"><text:span text:style-name="T1">Pin 2</text:span></text:p>
          </draw:text-box>
        </draw:frame>
        <draw:frame draw:style-name="gr4" draw:text-style-name="P6" draw:layer="layout" svg:width="2.286cm" svg:height="1.016cm" svg:x="1.545cm" svg:y="13.029cm">
          <draw:text-box>
            <text:p text:style-name="P5"><text:span text:style-name="T1">...</text:span></text:p>
          </draw:text-box>
        </draw:frame>
        <draw:frame draw:style-name="gr4" draw:text-style-name="P6" draw:layer="layout" svg:width="2.286cm" svg:height="1.016cm" svg:x="1.054cm" svg:y="13.829cm">
          <draw:text-box>
            <text:p text:style-name="P5"><text:span text:style-name="T1">Pin N</text:span></text:p>
          </draw:text-box>
        </draw:frame>
        <draw:custom-shape draw:style-name="gr5" draw:text-style-name="P8" draw:layer="layout" svg:width="1.651cm" svg:height="0.762cm" svg:x="6.388cm" svg:y="13.01cm">
          <text:p text:style-name="P7"><text:span text:style-name="T2">Hal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651cm" svg:height="0.762cm" svg:x="6.388cm" svg:y="12.01cm">
          <text:p text:style-name="P7"><text:span text:style-name="T2">I2C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651cm" svg:height="0.762cm" svg:x="6.388cm" svg:y="11.01cm">
          <text:p text:style-name="P7"><text:span text:style-name="T2">UAR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651cm" svg:height="0.762cm" svg:x="6.388cm" svg:y="14.01cm">
          <text:p text:style-name="P7"><text:span text:style-name="T2">Qua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651cm" svg:height="0.762cm" svg:x="6.388cm" svg:y="15.01cm">
          <text:p text:style-name="P7"><text:span text:style-name="T2">Sine/C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651cm" svg:height="0.762cm" svg:x="6.388cm" svg:y="10.01cm">
          <text:p text:style-name="P7"><text:span text:style-name="T2">SP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651cm" svg:height="0.762cm" svg:x="6.388cm" svg:y="16.01cm">
          <text:p text:style-name="P7"><text:span text:style-name="T2">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1.134cm" svg:height="3.424cm" svg:x="11.906cm" svg:y="7.27cm">
          <text:p text:style-name="P7">Source 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413cm" svg:height="1.148cm" svg:x="12.318cm" svg:y="8.789cm">
          <text:p text:style-name="P7"><text:span text:style-name="T2">Offset /</text:span><text:span text:style-name="T2"><text:line-break/></text:span><text:span text:style-name="T2">Sig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45cm" svg:height="1.148cm" svg:x="15.218cm" svg:y="8.789cm">
          <text:p text:style-name="P7"><text:span text:style-name="T2">Eccentricity</text:span></text:p>
          <text:p text:style-name="P7"><text:span text:style-name="T2">Compen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45cm" svg:height="1.148cm" svg:x="19.118cm" svg:y="8.789cm">
          <text:p text:style-name="P7"><text:span text:style-name="T2">Low Pass</text:span></text:p>
          <text:p text:style-name="P7"><text:span text:style-name="T2">PLL Filter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1.134cm" svg:height="3.424cm" svg:x="11.906cm" svg:y="12.691cm">
          <text:p text:style-name="P7">Source 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413cm" svg:height="1.148cm" svg:x="12.318cm" svg:y="14.21cm">
          <text:p text:style-name="P7"><text:span text:style-name="T2">Offset /</text:span><text:span text:style-name="T2"><text:line-break/></text:span><text:span text:style-name="T2">Sig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45cm" svg:height="1.148cm" svg:x="15.218cm" svg:y="14.21cm">
          <text:p text:style-name="P7"><text:span text:style-name="T2">Eccentricity</text:span></text:p>
          <text:p text:style-name="P7"><text:span text:style-name="T2">Compen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45cm" svg:height="1.148cm" svg:x="19.118cm" svg:y="14.21cm">
          <text:p text:style-name="P7"><text:span text:style-name="T2">Low Pass</text:span></text:p>
          <text:p text:style-name="P7"><text:span text:style-name="T2">PLL Fil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0.287cm" svg:height="4.686cm" svg:x="26.749cm" svg:y="12.339cm">
          <text:p text:style-name="P7">Application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323cm" svg:height="1.148cm" svg:x="30.151cm" svg:y="13.658cm">
          <text:p text:style-name="P7"><text:span text:style-name="T2">Diagnostic</text:span></text:p>
          <text:p text:style-name="P7"><text:span text:style-name="T2">Protocol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323cm" svg:height="1.148cm" svg:x="30.151cm" svg:y="15.258cm">
          <text:p text:style-name="P7"><text:span text:style-name="T2">Register</text:span><text:span text:style-name="T2"><text:line-break/></text:span><text:span text:style-name="T2">Protocol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323cm" svg:height="1.148cm" svg:x="33.351cm" svg:y="8.858cm">
          <text:p text:style-name="P7"><text:span text:style-name="T2">Cogging</text:span></text:p>
          <text:p text:style-name="P7"><text:span text:style-name="T2">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.921cm" svg:height="3.937cm" svg:x="8.701cm" svg:y="6.9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0" draw:layer="layout" svg:width="2.921cm" svg:height="3.937cm" svg:x="23.501cm" svg:y="6.9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08cm" fo:margin-bottom="0.508cm" fo:margin-left="0.508cm" fo:margin-right="0.508cm" fo:page-width="38.1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0:24:12.810184176</meta:creation-date>
    <dc:date>2022-06-14T12:21:53.604826268</dc:date>
    <meta:editing-duration>PT15M39S</meta:editing-duration>
    <meta:editing-cycles>3</meta:editing-cycles>
    <meta:generator>LibreOffice/6.4.7.2$Linux_X86_64 LibreOffice_project/40$Build-2</meta:generator>
    <meta:document-statistic meta:object-count="58"/>
  </office:meta>
</office:document-meta>
</file>